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59pt"/>
    </style:style>
    <style:style style:name="co2" style:family="table-column">
      <style:table-column-properties fo:break-before="auto" style:column-width="50pt"/>
    </style:style>
    <style:style style:name="co3" style:family="table-column">
      <style:table-column-properties fo:break-before="auto" style:column-width="111.09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207.95pt"/>
    </style:style>
    <style:style style:name="co7" style:family="table-column">
      <style:table-column-properties fo:break-before="auto" style:column-width="144.45pt"/>
    </style:style>
    <style:style style:name="co8" style:family="table-column">
      <style:table-column-properties fo:break-before="auto" style:column-width="88.16pt"/>
    </style:style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67.44pt"/>
    </style:style>
    <style:style style:name="co11" style:family="table-column">
      <style:table-column-properties fo:break-before="auto" style:column-width="155.54pt"/>
    </style:style>
    <style:style style:name="co12" style:family="table-column">
      <style:table-column-properties fo:break-before="auto" style:column-width="208.74pt"/>
    </style:style>
    <style:style style:name="co13" style:family="table-column">
      <style:table-column-properties fo:break-before="auto" style:column-width="312.75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140.51pt"/>
    </style:style>
    <style:style style:name="co16" style:family="table-column">
      <style:table-column-properties fo:break-before="auto" style:column-width="162.74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165.06pt"/>
    </style:style>
    <style:style style:name="co19" style:family="table-column">
      <style:table-column-properties fo:break-before="auto" style:column-width="171.44pt"/>
    </style:style>
    <style:style style:name="co20" style:family="table-column">
      <style:table-column-properties fo:break-before="auto" style:column-width="115.91pt"/>
    </style:style>
    <style:style style:name="co21" style:family="table-column">
      <style:table-column-properties fo:break-before="auto" style:column-width="152.39pt"/>
    </style:style>
    <style:style style:name="co22" style:family="table-column">
      <style:table-column-properties fo:break-before="auto" style:column-width="135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1.0_20_cell_20_migration_20_specific">
      <style:table-properties table:display="true" style:writing-mode="lr-tb"/>
    </style:style>
    <style:style style:name="ta2" style:family="table" style:master-page-name="PageStyle_5f_MIACME_20_v1.0_20_generic_20_information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name-complex="Ubuntu" style:font-size-complex="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Menlo'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'Menlo'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ACME v1.0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Diagram for MIACME v1.0: <text:s/>https://docs.google.com/drawings/d/1d9lLP0r7IPuCh7d9rSMpVAndttpUyD9Ntozh5Cvg8tc/edi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19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7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6" office:value-type="string" calcext:value-type="string">
            <text:p>The expected number of occurrences for a particular property.</text:p>
          </table:table-cell>
          <table:table-cell table:style-name="ce46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6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Experimental Setup</text:p>
          </table:table-cell>
          <table:covered-table-cell table:number-columns-repeated="11"/>
          <table:table-cell table:style-name="ce64"/>
          <table:table-cell table:number-columns-repeated="1011"/>
        </table:table-row>
        <table:table-row table:style-name="ro1">
          <table:table-cell table:style-name="ce6" office:value-type="string" calcext:value-type="string">
            <text:p>ExperimentalSetu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basicApproach</text:p>
          </table:table-cell>
          <table:table-cell table:style-name="ce23" table:number-columns-repeated="2"/>
          <table:table-cell table:style-name="ce30" office:value-type="string" calcext:value-type="string">
            <text:p>A description of the study type or approach used, such as in vitro, in vivo, in silico.</text:p>
          </table:table-cell>
          <table:table-cell table:style-name="ce23" office:value-type="string" calcext:value-type="string">
            <text:p>string or CV</text:p>
          </table:table-cell>
          <table:table-cell table:style-name="ce24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7" office:value-type="string" calcext:value-type="string">
            <text:p>in vitro, in vivo, in silic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Model</text:p>
          </table:table-cell>
          <table:table-cell table:style-name="ce23" table:number-columns-repeated="2"/>
          <table:table-cell table:style-name="ce24" office:value-type="string" calcext:value-type="string">
            <text:p>A description of the cells used in the experiment.</text:p>
            <text:p/>
          </table:table-cell>
          <table:table-cell table:style-name="ce38" office:value-type="string" calcext:value-type="string">
            <text:p>CellModel</text:p>
          </table:table-cell>
          <table:table-cell table:style-name="ce23" office:value-type="string" calcext:value-type="string">
            <text:p>CL,CLO</text:p>
          </table:table-cell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cell line, primary cell, patient-derived Xenograft,Organoid,Synthetic cell,etc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assay</text:p>
          </table:table-cell>
          <table:table-cell table:style-name="ce23" table:number-columns-repeated="2"/>
          <table:table-cell table:style-name="ce30" office:value-type="string" calcext:value-type="string">
            <text:p>The migration/invasion assay for this investigation, and its specifications.</text:p>
          </table:table-cell>
          <table:table-cell table:style-name="ce38" office:value-type="string" calcext:value-type="string">
            <text:p>Assay</text:p>
          </table:table-cell>
          <table:table-cell table:style-name="ce24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7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8"/>
          <table:table-cell table:style-name="ce7"/>
          <table:table-cell table:style-name="ce23" office:value-type="string" calcext:value-type="string">
            <text:p>treatment</text:p>
          </table:table-cell>
          <table:table-cell table:style-name="ce23" table:number-columns-repeated="2"/>
          <table:table-cell table:style-name="ce30" office:value-type="string" calcext:value-type="string">
            <text:p>The manipulation/perturbation of which the (migratory) effect is being tested.</text:p>
          </table:table-cell>
          <table:table-cell table:style-name="ce38" office:value-type="string" calcext:value-type="string">
            <text:p>Treatment</text:p>
          </table:table-cell>
          <table:table-cell table:style-name="ce24" office:value-type="string" calcext:value-type="string">
            <text:p>ChEBI for compounds, PRO for specific proteins or targetted genes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(RNAi, gene construct, chemicals, serum, substrate stiffness) or specific protein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icroEnvironment</text:p>
          </table:table-cell>
          <table:table-cell table:style-name="ce23"/>
          <table:table-cell table:style-name="ce24"/>
          <table:table-cell table:style-name="ce30" office:value-type="string" calcext:value-type="string">
            <text:p>The nature or components of the material surrounding/contacting the cells for which migration is tested, including substrate, ECM protein or synthetic counterpart, tissue, other cells or entire organis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4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glass, plastic, ECM, gel collagen, fribronecting OR mouse, dermis, zebrafish, embry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rganism </text:p>
          </table:table-cell>
          <table:table-cell table:style-name="ce7"/>
          <table:table-cell table:style-name="ce4" office:value-type="string" calcext:value-type="string">
            <text:p>if microEnvironment = tissue</text:p>
          </table:table-cell>
          <table:table-cell table:style-name="ce4" office:value-type="string" calcext:value-type="string">
            <text:p>The organism corresponding to the microEnvironment, if it is a tissue.</text:p>
          </table:table-cell>
          <table:table-cell table:style-name="ce7" office:value-type="string" calcext:value-type="string">
            <text:p>string or CV</text:p>
          </table:table-cell>
          <table:table-cell table:style-name="ce7" office:value-type="string" calcext:value-type="string">
            <text:p>NCBITaxon</text:p>
          </table:table-cell>
          <table:table-cell table:style-name="ce7" office:value-type="string" calcext:value-type="string">
            <text:p>0..n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20" table:formula="of:=HYPERLINK(&quot;http://purl.obolibrary.org/obo/OBI_0000079&quot;;&quot;OBI_0000079&quot;)" office:value-type="string" office:string-value="OBI_0000079" calcext:value-type="string">
            <text:p>OBI_0000079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style-name="ce4" office:value-type="string" calcext:value-type="string">
            <text:p>if basicApproach=in vitro, it must be provided</text:p>
          </table:table-cell>
          <table:table-cell table:style-name="ce4" office:value-type="string" calcext:value-type="string">
            <text:p>Solution used to provide nutritives and motility-assisting additives to migrating cells</text:p>
            <text:p/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36" office:value-type="string" calcext:value-type="string">
            <text:p>Epidermal Growth Factor (EGF) or motility assisted aditive (http://www.ebi.ac.uk/efo/EFO_0003298), Hepatocyte Growth Factor (HGF) (http://www.ebi.ac.uk/efo/EFO_0003303 ), DMEM (solution in definition: http://purl.obolibrary.org/obo/OBI_0000918))</text:p>
          </table:table-cell>
          <table:table-cell table:style-name="ce13" office:value-type="string" calcext:value-type="string">
            <text:p>This descriptor is only relevant for cells in some form of cell culture (in vitro or ex vivo, but not for in vivo)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CellModel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Type</text:p>
          </table:table-cell>
          <table:table-cell table:style-name="ce23" table:number-columns-repeated="2"/>
          <table:table-cell table:style-name="ce24" office:value-type="string" calcext:value-type="string">
            <text:p>The type of cell being used in the study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4" office:value-type="string" calcext:value-type="string">
            <text:p>cell line, primary cell, patient-derived cell, xenograft, organoid, synthetic cell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pecificCellDetails</text:p>
          </table:table-cell>
          <table:table-cell table:style-name="ce23" table:number-columns-repeated="2"/>
          <table:table-cell table:style-name="ce23" office:value-type="string" calcext:value-type="string">
            <text:p>The specific details about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30" office:value-type="string" calcext:value-type="string">
            <text:p>HT1080 (EFO:0002059), <text:s/>neutrophil (CL:0000775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rganism</text:p>
          </table:table-cell>
          <table:table-cell table:style-name="ce23" table:number-columns-repeated="2"/>
          <table:table-cell table:style-name="ce23" office:value-type="string" calcext:value-type="string">
            <text:p>The organism of origin of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NCBITaxonomy</text:p>
          </table:table-cell>
          <table:table-cell table:style-name="ce58" office:value-type="string" calcext:value-type="string">
            <text:p>Homo Sapien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1"/>
          <table:table-cell table:style-name="ce59"/>
          <table:table-cell table:style-name="ce7"/>
          <table:table-cell table:number-columns-repeated="1011"/>
        </table:table-row>
        <table:table-row table:style-name="ro1">
          <table:table-cell table:style-name="ce9" office:value-type="string" calcext:value-type="string">
            <text:p>Assay</text:p>
          </table:table-cell>
          <table:table-cell table:style-name="ce21" table:number-columns-repeated="10"/>
          <table:table-cell table:style-name="ce60"/>
          <table:table-cell table:style-name="ce2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3" office:value-type="string" calcext:value-type="string">
            <text:p>The kind of assay.</text:p>
          </table:table-cell>
          <table:table-cell table:style-name="ce23" office:value-type="string" calcext:value-type="string">
            <text:p>string or CV</text:p>
          </table:table-cell>
          <table:table-cell table:style-name="ce24" office:value-type="string" calcext:value-type="string">
            <text:p>OBI (after adding the specific terms)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Input</text:p>
          </table:table-cell>
          <table:table-cell table:style-name="ce23" table:number-columns-repeated="2"/>
          <table:table-cell table:style-name="ce24" office:value-type="string" calcext:value-type="string">
            <text:p>The manner in which the cell population is presented at the start of the assay</text:p>
            <text:p/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4" office:value-type="string" calcext:value-type="string">
            <text:p>single cells, as a spheroid (a cell aggregate) <text:s/>or as a confluent cell sheet,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Treatment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</text:p>
          </table:table-cell>
          <table:table-cell table:style-name="ce23" table:number-columns-repeated="2"/>
          <table:table-cell table:style-name="ce24" office:value-type="string" calcext:value-type="string">
            <text:p>The nature of the perturbation/intervention/treatment being applied to the biological syste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RNAi, gene construct, chemical compound, serum, substrate stiffnes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Values</text:p>
          </table:table-cell>
          <table:table-cell table:style-name="ce23" table:number-columns-repeated="2"/>
          <table:table-cell table:style-name="ce24" office:value-type="string" calcext:value-type="string">
            <text:p>The set of values that the treatment will assume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if treatmentType="chemical compound", the values could be N-Formylmethionine Leucyl-Phenylalanine and Vehicle (control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ImagingCondition</text:p>
          </table:table-cell>
          <table:covered-table-cell table:number-columns-repeated="11"/>
          <table:table-cell table:style-name="ce13"/>
          <table:table-cell table:number-columns-repeated="1011"/>
        </table:table-row>
        <table:table-row table:style-name="ro1">
          <table:table-cell table:style-name="ce6" office:value-type="string" calcext:value-type="string">
            <text:p>ImagingCondition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odality</text:p>
          </table:table-cell>
          <table:table-cell table:style-name="ce23" table:number-columns-repeated="2"/>
          <table:table-cell table:style-name="ce31" office:value-type="string" calcext:value-type="string">
            <text:p>The type of microscopy used to acquire images.</text:p>
          </table:table-cell>
          <table:table-cell table:style-name="ce23" office:value-type="string" calcext:value-type="string">
            <text:p>string or CV</text:p>
          </table:table-cell>
          <table:table-cell table:style-name="ce24" office:value-type="string" calcext:value-type="string">
            <text:p>Biological imaging methods (FBbi) or Chemical Methods Ontology (CHMO)</text:p>
            <text:p/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confocal microscopy, spinning disk, wide-field, multi-photon, light-sheet, super-resolution, phase-contras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/>
          <table:table-cell table:style-name="ce8"/>
          <table:table-cell table:style-name="ce23" office:value-type="string" calcext:value-type="string">
            <text:p>imageSequenceType</text:p>
          </table:table-cell>
          <table:table-cell table:style-name="ce23" table:number-columns-repeated="2"/>
          <table:table-cell table:style-name="ce24" office:value-type="string" calcext:value-type="string">
            <text:p>Single or multiple imaging timepoints in the experiment. 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4" office:value-type="string" calcext:value-type="string">
            <text:p>endpoint or time-seri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</text:p>
          </table:table-cell>
          <table:table-cell table:style-name="ce23" table:number-columns-repeated="2"/>
          <table:table-cell table:style-name="ce24" office:value-type="string" calcext:value-type="string">
            <text:p>For time-series, it is the timespan since the imaging process starts until it ends. For endpoint, it is the timespan since the starting point until the image is taken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24" office:value-type="string" calcext:value-type="string">
            <text:p>MUST, if condition is true</text:p>
          </table:table-cell>
          <table:table-cell table:style-name="ce23"/>
          <table:table-cell table:style-name="ce47" office:value-type="float" office:value="36" calcext:value-type="float">
            <text:p>36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Unit</text:p>
          </table:table-cell>
          <table:table-cell table:style-name="ce23" table:number-columns-repeated="2"/>
          <table:table-cell table:style-name="ce24" office:value-type="string" calcext:value-type="string">
            <text:p>The unit of the observation period.</text:p>
          </table:table-cell>
          <table:table-cell table:style-name="ce23" office:value-type="string" calcext:value-type="string">
            <text:p>string or CV</text:p>
          </table:table-cell>
          <table:table-cell table:style-name="ce24" office:value-type="string" calcext:value-type="string">
            <text:p>UO, branch corresponding time</text:p>
          </table:table-cell>
          <table:table-cell table:style-name="ce47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hours, 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</text:p>
          </table:table-cell>
          <table:table-cell table:style-name="ce23"/>
          <table:table-cell table:style-name="ce24" office:value-type="string" calcext:value-type="string">
            <text:p>if imageSequenceType=time-series</text:p>
          </table:table-cell>
          <table:table-cell table:style-name="ce24" office:value-type="string" calcext:value-type="string">
            <text:p>The duration between two sequential frames of the time lapse series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MUST, if condition is true</text:p>
          </table:table-cell>
          <table:table-cell table:style-name="ce23"/>
          <table:table-cell table:style-name="ce47" office:value-type="float" office:value="10" calcext:value-type="float">
            <text:p>10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Unit</text:p>
          </table:table-cell>
          <table:table-cell table:style-name="ce23"/>
          <table:table-cell table:style-name="ce24" office:value-type="string" calcext:value-type="string">
            <text:p>if imageSequenceType=time-series</text:p>
          </table:table-cell>
          <table:table-cell table:style-name="ce23" office:value-type="string" calcext:value-type="string">
            <text:p>The unit of the time series interval.</text:p>
          </table:table-cell>
          <table:table-cell table:style-name="ce23" office:value-type="string" calcext:value-type="string">
            <text:p>string or CV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hannelDefinition</text:p>
          </table:table-cell>
          <table:table-cell table:style-name="ce23" table:number-columns-repeated="2"/>
          <table:table-cell table:style-name="ce23" office:value-type="string" calcext:value-type="string">
            <text:p>Identification of the label or constrasts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bjectiveLens</text:p>
          </table:table-cell>
          <table:table-cell table:style-name="ce7" table:number-columns-repeated="2"/>
          <table:table-cell table:style-name="ce4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ericalAperture</text:p>
          </table:table-cell>
          <table:table-cell table:style-name="ce7" table:number-columns-repeated="2"/>
          <table:table-cell table:style-name="ce32" office:value-type="string" calcext:value-type="string">
            <text:p>Value that indicates the light acceptance angle of the objective (</text:p>
            <text:p>determines the light gathering power, resolving power, and depth of </text:p>
            <text:p>field of the objective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pixels</text:p>
          </table:table-cell>
          <table:table-cell table:style-name="ce23" table:number-columns-repeated="2"/>
          <table:table-cell table:style-name="ce24" office:value-type="string" calcext:value-type="string">
            <text:p>The physical dimension of one picture element in your image.</text:p>
          </table:table-cell>
          <table:table-cell table:style-name="ce38" office:value-type="string" calcext:value-type="string">
            <text:p>Pixels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47" office:value-type="float" office:value="0.01" calcext:value-type="float">
            <text:p>0.01</text:p>
          </table:table-cell>
          <table:table-cell table:style-name="ce23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Pixel</text:p>
          </table:table-cell>
          <table:table-cell table:style-name="ce21" table:number-columns-repeated="4"/>
          <table:table-cell table:style-name="ce21" office:value-type="string" calcext:value-type="string">
            <text:p>A picture element.</text:p>
          </table:table-cell>
          <table:table-cell table:style-name="ce21" table:number-columns-repeated="4"/>
          <table:table-cell table:style-name="ce4" office:value-type="string" calcext:value-type="string">
            <text:p>see https://docs.openmicroscopy.org/bio-formats/5.8.2/developers/generating-test-images.html</text:p>
          </table:table-cell>
          <table:table-cell table:style-name="ce21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/>
          <table:table-cell table:style-name="ce29"/>
          <table:table-cell table:style-name="ce24" office:value-type="string" calcext:value-type="string">
            <text:p>An identifier for the picture element.</text:p>
          </table:table-cell>
          <table:table-cell table:style-name="ce23" office:value-type="string" calcext:value-type="string">
            <text:p>string or URL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ID" xlink:type="simple">https://www.openmicroscopy.org/Schemas/Documentation/Generated/OME-2016-06/ome_xsd.html#Pixels_ID</text:a></text:p>
          </table:table-cell>
          <table:table-cell table:style-name="ce47"/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imensionsOrder</text:p>
          </table:table-cell>
          <table:table-cell table:style-name="ce23"/>
          <table:table-cell table:style-name="ce29"/>
          <table:table-cell table:style-name="ce24" office:value-type="string" calcext:value-type="string">
            <text:p>The order of the dimensions.</text:p>
          </table:table-cell>
          <table:table-cell table:style-name="ce23" office:value-type="string" calcext:value-type="string">
            <text:p>string</text:p>
          </table:table-cell>
          <table:table-cell table:style-name="ce24" office:value-type="string" calcext:value-type="string">
            <text:p>Enum= XYZCT, XYZTC, XYCTZ, XYCZT, XYTCZ, XYTZC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DimensionOrder" xlink:type="simple">https://www.openmicroscopy.org/Schemas/Documentation/Generated/OME-2016-06/ome_xsd.html#Pixels_DimensionOrder</text:a></text:p>
          </table:table-cell>
          <table:table-cell table:style-name="ce47"/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/>
          <table:table-cell table:style-name="ce29"/>
          <table:table-cell table:style-name="ce24" office:value-type="string" calcext:value-type="string">
            <text:p>The type of picture element.</text:p>
          </table:table-cell>
          <table:table-cell table:style-name="ce23" office:value-type="string" calcext:value-type="string">
            <text:p>string</text:p>
          </table:table-cell>
          <table:table-cell table:style-name="ce24" office:value-type="string" calcext:value-type="string">
            <text:p>Enum= int8, int16, int32, uint8, uint16, uint32, float, double, complex, double-complex, bit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style-name="ce47"/>
          <table:table-cell table:style-name="ce55" office:value-type="string" calcext:value-type="string">
            <text:p><text:a xlink:href="https://www.openmicroscopy.org/Schemas/Documentation/Generated/OME-2016-06/ome_xsd.html#Pixels_Type" xlink:type="simple">https://www.openmicroscopy.org/Schemas/Documentation/Generated/OME-2016-06/ome_xsd.html#Pixels_Type</text:a>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izeX</text:p>
          </table:table-cell>
          <table:table-cell table:style-name="ce23"/>
          <table:table-cell table:style-name="ce29"/>
          <table:table-cell table:style-name="ce24" office:value-type="string" calcext:value-type="string">
            <text:p>The range one picture element in the image spans in the width dimension. </text:p>
          </table:table-cell>
          <table:table-cell table:style-name="ce23" office:value-type="string" calcext:value-type="string">
            <text:p>positive integ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X" xlink:type="simple">https://www.openmicroscopy.org/Schemas/Documentation/Generated/OME-2016-06/ome_xsd.html#SizeX</text:a></text:p>
          </table:table-cell>
          <table:table-cell table:style-name="ce47" office:value-type="float" office:value="0.01" calcext:value-type="float">
            <text:p>0.01</text:p>
          </table:table-cell>
          <table:table-cell table:style-name="ce23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izeY</text:p>
          </table:table-cell>
          <table:table-cell table:style-name="ce23" table:number-columns-repeated="2"/>
          <table:table-cell table:style-name="ce24" office:value-type="string" calcext:value-type="string">
            <text:p>The range one picture element in the image spans in the height dimension.</text:p>
          </table:table-cell>
          <table:table-cell table:style-name="ce39" office:value-type="string" calcext:value-type="string">
            <text:p>positive integ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Y" xlink:type="simple">https://www.openmicroscopy.org/Schemas/Documentation/Generated/OME-2016-06/ome_xsd.html#SizeY</text:a>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4" office:value-type="string" calcext:value-type="string">
            <text:p>sizeZ</text:p>
          </table:table-cell>
          <table:table-cell table:style-name="ce24" table:number-columns-repeated="2"/>
          <table:table-cell table:style-name="ce24" office:value-type="string" calcext:value-type="string">
            <text:p>The range one picture element in the image spans in the depth dimension.</text:p>
          </table:table-cell>
          <table:table-cell table:style-name="ce40" office:value-type="string" calcext:value-type="string">
            <text:p>positive integer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Z" xlink:type="simple">https://www.openmicroscopy.org/Schemas/Documentation/Generated/OME-2016-06/ome_xsd.html#SizeZ</text:a></text:p>
          </table:table-cell>
          <table:table-cell table:style-name="ce24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izeC</text:p>
          </table:table-cell>
          <table:table-cell table:style-name="ce23" table:number-columns-repeated="2"/>
          <table:table-cell table:style-name="ce24" office:value-type="string" calcext:value-type="string">
            <text:p>The number of channels of the picture element.</text:p>
          </table:table-cell>
          <table:table-cell table:style-name="ce23" office:value-type="string" calcext:value-type="string">
            <text:p>positive integ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C" xlink:type="simple">https://www.openmicroscopy.org/Schemas/Documentation/Generated/OME-2016-06/ome_xsd.html#SizeC</text:a>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izeT</text:p>
          </table:table-cell>
          <table:table-cell table:style-name="ce23" table:number-columns-repeated="2"/>
          <table:table-cell table:style-name="ce24" office:value-type="string" calcext:value-type="string">
            <text:p>The number of time points.</text:p>
          </table:table-cell>
          <table:table-cell table:style-name="ce23" office:value-type="string" calcext:value-type="string">
            <text:p>positive integ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55" office:value-type="string" calcext:value-type="string">
            <text:p><text:a xlink:href="https://www.openmicroscopy.org/Schemas/Documentation/Generated/OME-2016-06/ome_xsd.html#SizeT" xlink:type="simple">https://www.openmicroscopy.org/Schemas/Documentation/Generated/OME-2016-06/ome_xsd.html#SizeT</text:a>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wid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X" xlink:type="simple">https://www.openmicroscopy.org/Schemas/Documentation/Generated/OME-2016-06/ome_xsd.html#PhysicalSizeX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X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wid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XUnit" xlink:type="simple">https://www.openmicroscopy.org/Schemas/Documentation/Generated/OME-2016-06/ome_xsd.html#PhysicalSizeX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height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Y" xlink:type="simple">https://www.openmicroscopy.org/Schemas/Documentation/Generated/OME-2016-06/ome_xsd.html#PhysicalSizeY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Y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height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YUnit" xlink:type="simple">https://www.openmicroscopy.org/Schemas/Documentation/Generated/OME-2016-06/ome_xsd.html#PhysicalSizeY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</text:p>
          </table:table-cell>
          <table:table-cell table:style-name="ce7" table:number-columns-repeated="2"/>
          <table:table-cell table:style-name="ce4" office:value-type="string" calcext:value-type="string">
            <text:p>The physical size of the pixel in the depth dimension.</text:p>
          </table:table-cell>
          <table:table-cell table:style-name="ce7" office:value-type="string" calcext:value-type="string">
            <text:p>positive real number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Z" xlink:type="simple">https://www.openmicroscopy.org/Schemas/Documentation/Generated/OME-2016-06/ome_xsd.html#PhysicalSizeZ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hysicalSizeZUnit</text:p>
          </table:table-cell>
          <table:table-cell table:style-name="ce7" table:number-columns-repeated="2"/>
          <table:table-cell table:style-name="ce4" office:value-type="string" calcext:value-type="string">
            <text:p>The unit of the physical size of the pixel in the depth dimension.</text:p>
          </table:table-cell>
          <table:table-cell table:style-name="ce7" office:value-type="string" calcext:value-type="string">
            <text:p>string or CV</text:p>
          </table:table-cell>
          <table:table-cell table:style-name="ce4" office:value-type="string" calcext:value-type="string">
            <text:p>Enum=Ym, Zm, Em, Pm, Tm, Gm, Mm, km, hm, dam, m, dm, cm, mm, µm, nm, pm, fm, am, zm, ym, Å, thou, li, in, ft, yd, mi, ua, ly, pc, pt, pixel, reference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HOULD</text:p>
          </table:table-cell>
          <table:table-cell table:style-name="ce56" office:value-type="string" calcext:value-type="string">
            <text:p><text:a xlink:href="https://www.openmicroscopy.org/Schemas/Documentation/Generated/OME-2016-06/ome_xsd.html#PhysicalSizeZUnit" xlink:type="simple">https://www.openmicroscopy.org/Schemas/Documentation/Generated/OME-2016-06/ome_xsd.html#PhysicalSizeZUnit</text:a>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Data</text:p>
          </table:table-cell>
          <table:covered-table-cell table:number-columns-repeated="11"/>
          <table:table-cell table:style-name="ce65"/>
          <table:table-cell table:number-columns-repeated="1011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setLicense</text:p>
          </table:table-cell>
          <table:table-cell table:style-name="ce7" table:number-columns-repeated="2"/>
          <table:table-cell table:style-name="ce4" office:value-type="string" calcext:value-type="string">
            <text:p>The terms of use of the whole dataset associated with the study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</text:p>
          </table:table-cell>
          <table:table-cell table:style-name="ce7" table:number-columns-repeated="2"/>
          <table:table-cell table:style-name="ce4" office:value-type="string" calcext:value-type="string">
            <text:p>The set of raw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berOfRawImages</text:p>
          </table:table-cell>
          <table:table-cell table:style-name="ce7" table:number-columns-repeated="2"/>
          <table:table-cell table:style-name="ce7" office:value-type="string" calcext:value-type="string">
            <text:p>The number of raw images.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</text:p>
          </table:table-cell>
          <table:table-cell table:style-name="ce7" table:number-columns-repeated="2"/>
          <table:table-cell table:style-name="ce4" office:value-type="string" calcext:value-type="string">
            <text:p>The set of processed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filtered images, deconvoluted images, masked images, images with tracks overlay, traction flow, PIV flow field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xtractedFeatures</text:p>
          </table:table-cell>
          <table:table-cell table:style-name="ce7" table:number-columns-repeated="2"/>
          <table:table-cell table:style-name="ce4" office:value-type="string" calcext:value-type="string">
            <text:p>The set of extracted featur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52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trajectories (x, y, t), derived quantities like cell speed, persistence of motion, shape features (cell area, cell solidity, cell perimeter…)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extractedFeaturesLicense</text:p>
          </table:table-cell>
          <table:table-cell table:style-name="ce10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10" office:value-type="string" calcext:value-type="string">
            <text:p>string or IRI</text:p>
          </table:table-cell>
          <table:table-cell table:style-name="ce10"/>
          <table:table-cell table:style-name="ce49"/>
          <table:table-cell table:style-name="ce53" office:value-type="string" calcext:value-type="string">
            <text:p>MAY</text:p>
          </table:table-cell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 calcext:value-type="string">
            <text:p>extractedFeaturesCurationProcess</text:p>
          </table:table-cell>
          <table:table-cell table:style-name="ce10"/>
          <table:table-cell table:style-name="ce13"/>
          <table:table-cell table:style-name="ce13" office:value-type="string" calcext:value-type="string">
            <text:p>A free text description of what was the curation process applied.</text:p>
          </table:table-cell>
          <table:table-cell table:style-name="ce10" office:value-type="string" calcext:value-type="string">
            <text:p>string</text:p>
          </table:table-cell>
          <table:table-cell table:style-name="ce10"/>
          <table:table-cell table:style-name="ce49"/>
          <table:table-cell table:style-name="ce53" office:value-type="string" calcext:value-type="string">
            <text:p>MAY</text:p>
          </table:table-cell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25"/>
          <table:table-cell table:style-name="ce28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8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3"/>
          <table:table-cell table:style-name="ce41" table:number-columns-repeated="2"/>
          <table:table-cell table:style-name="ce50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7" table:number-columns-repeated="3"/>
          <table:table-cell table:style-name="ce4"/>
          <table:table-cell table:style-name="ce7" table:number-columns-repeated="2"/>
          <table:table-cell table:style-name="ce50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3"/>
          <table:table-cell table:style-name="ce41" table:number-columns-repeated="2"/>
          <table:table-cell table:style-name="ce50" table:number-columns-repeated="2"/>
          <table:table-cell table:style-name="ce12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26" table:number-columns-repeated="3"/>
          <table:table-cell table:style-name="ce34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4"/>
          <table:table-cell table:style-name="ce42" table:number-columns-repeated="2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4"/>
          <table:table-cell table:style-name="ce26" table:number-columns-repeated="2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4"/>
          <table:table-cell table:style-name="ce43"/>
          <table:table-cell table:style-name="ce14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4"/>
          <table:table-cell table:style-name="ce14" table:number-columns-repeated="2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5"/>
          <table:table-cell table:style-name="ce14" table:number-columns-repeated="2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5"/>
          <table:table-cell table:style-name="ce14"/>
          <table:table-cell table:style-name="ce45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34"/>
          <table:table-cell table:style-name="ce26" table:number-columns-repeated="2"/>
          <table:table-cell table:style-name="ce51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3" table:number-columns-repeated="4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/>
          <table:table-cell table:style-name="ce36"/>
          <table:table-cell table:style-name="ce11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1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1"/>
          <table:table-cell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6"/>
          <table:table-cell table:style-name="ce13"/>
          <table:table-cell table:style-name="ce10" table:number-columns-repeated="3"/>
          <table:table-cell table:style-name="ce36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7"/>
          <table:table-cell table:style-name="ce2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style-name="ce66" table:number-columns-repeated="19"/>
          <table:table-cell table:number-columns-repeated="992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6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8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8"/>
          <table:table-cell table:style-name="ce46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 table:number-columns-repeated="2"/>
          <table:table-cell table:style-name="ce7"/>
          <table:table-cell table:style-name="ce48" table:number-columns-repeated="2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8" table:number-columns-repeated="3"/>
          <table:table-cell table:style-name="ce4"/>
          <table:table-cell table:style-name="ce7" table:number-columns-repeated="2"/>
          <table:table-cell table:style-name="ce48" table:number-columns-repeated="2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8" table:number-columns-repeated="3"/>
          <table:table-cell table:style-name="ce4" table:number-columns-repeated="2"/>
          <table:table-cell table:style-name="ce7"/>
          <table:table-cell table:style-name="ce48" table:number-columns-repeated="2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8" table:number-columns-repeated="3"/>
          <table:table-cell table:style-name="ce4"/>
          <table:table-cell table:style-name="ce7" table:number-columns-repeated="2"/>
          <table:table-cell table:style-name="ce48" table:number-columns-repeated="2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 table:number-columns-repeated="2"/>
          <table:table-cell table:style-name="ce10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/>
          <table:table-cell table:style-name="ce4" table:number-columns-repeated="5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/>
          <table:table-cell/>
          <table:table-cell table:style-name="ce10" table:number-columns-repeated="2"/>
          <table:table-cell table:style-name="ce4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4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/>
          <table:table-cell table:style-name="ce54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8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46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46"/>
          <table:table-cell table:style-name="ce4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5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62"/>
          <table:table-cell table:style-name="ce13"/>
          <table:table-cell table:number-columns-repeated="1011"/>
        </table:table-row>
        <table:table-row table:style-name="ro1" table:number-rows-repeated="6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 table:number-columns-repeated="2"/>
          <table:table-cell table:style-name="ce49"/>
          <table:table-cell table:style-name="ce10"/>
          <table:table-cell table:number-columns-repeated="1014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/>
          <table:table-cell table:style-name="ce13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9"/>
          <table:table-cell table:style-name="ce54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8"/>
          <table:table-cell table:style-name="ce46"/>
          <table:table-cell table:style-name="ce7"/>
          <table:table-cell table:style-name="ce46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8" table:number-columns-repeated="2"/>
          <table:table-cell table:style-name="ce7"/>
          <table:table-cell table:style-name="ce46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6"/>
          <table:table-cell table:number-columns-repeated="4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63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63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10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25"/>
          <table:table-cell table:style-name="ce28"/>
          <table:table-cell table:style-name="ce13" table:number-columns-repeated="2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8" table:number-columns-repeated="2"/>
          <table:table-cell table:style-name="ce13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 table:style-name="ce10"/>
          <table:table-cell table:style-name="ce54"/>
          <table:table-cell table:style-name="ce13"/>
          <table:table-cell table:style-name="ce67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 table:style-name="ce13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2">
          <table:table-cell table:style-name="ce11"/>
          <table:table-cell table:style-name="ce10" table:number-columns-repeated="2"/>
          <table:table-cell/>
          <table:table-cell table:style-name="ce13" table:number-columns-repeated="2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44"/>
          <table:table-cell table:style-name="ce13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"/>
          <table:table-cell table:style-name="ce6"/>
          <table:table-cell table:style-name="ce7"/>
          <table:table-cell table:style-name="ce48" table:number-columns-repeated="2"/>
          <table:table-cell table:style-name="ce7"/>
          <table:table-cell table:style-name="ce46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9" table:number-columns-repeated="2"/>
          <table:table-cell/>
          <table:table-cell table:style-name="ce10"/>
          <table:table-cell table:style-name="ce13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13"/>
          <table:table-cell table:number-columns-repeated="2"/>
          <table:table-cell table:style-name="ce49" table:number-columns-repeated="2"/>
          <table:table-cell/>
          <table:table-cell table:style-name="ce54"/>
          <table:table-cell table:style-name="ce13"/>
          <table:table-cell table:number-columns-repeated="1011"/>
        </table:table-row>
        <table:table-row table:style-name="ro3" table:number-rows-repeated="10473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1.0 generic information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016" table:default-cell-style-name="Default"/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7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6" office:value-type="string" calcext:value-type="string">
            <text:p>The expected number of occurrences for a particular property.</text:p>
          </table:table-cell>
          <table:table-cell table:style-name="ce46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6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Study</text:p>
          </table:table-cell>
          <table:covered-table-cell table:number-columns-repeated="11"/>
          <table:table-cell table:style-name="ce81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Investigation</text:p>
          </table:table-cell>
          <table:table-cell table:style-name="ce70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7" table:number-columns-repeated="3"/>
          <table:table-cell table:style-name="ce4" office:value-type="string" calcext:value-type="string">
            <text:p>A planned activity that involves one or more studies.</text:p>
          </table:table-cell>
          <table:table-cell table:style-name="ce7" table:number-columns-repeated="4"/>
          <table:table-cell table:style-name="ce4" office:value-type="string" calcext:value-type="string">
            <text:p>CellMissy schema (project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</text:p>
          </table:table-cell>
          <table:table-cell table:style-name="ce7" table:number-columns-repeated="2"/>
          <table:table-cell table:style-name="ce4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4" office:value-type="string" calcext:value-type="string">
            <text:p>CellMissy schema (project.projectNumber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investig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23" table:number-columns-repeated="2"/>
          <table:table-cell table:style-name="ce24" office:value-type="string" calcext:value-type="string">
            <text:p>A textual narrative comprised of one or more statements about the investig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4" office:value-type="string" calcext:value-type="string">
            <text:p>CellMissy(project.description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4" office:value-type="string" calcext:value-type="string">
            <text:p>The person(s) who contributed to the investigation, such as the Principal Investigator, corresponding author in related publications or other researchers involved.</text:p>
          </table:table-cell>
          <table:table-cell table:style-name="ce38" office:value-type="string" calcext:value-type="string">
            <text:p>Person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4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studies</text:p>
            <text:p/>
          </table:table-cell>
          <table:table-cell table:style-name="ce23" table:number-columns-repeated="2"/>
          <table:table-cell table:style-name="ce74" office:value-type="string" calcext:value-type="string">
            <text:p>The studies associated with the Investigation.</text:p>
          </table:table-cell>
          <table:table-cell table:style-name="ce69" office:value-type="string" calcext:value-type="string">
            <text:p>Study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5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acknowledges</text:p>
          </table:table-cell>
          <table:table-cell table:style-name="ce7" table:number-columns-repeated="2"/>
          <table:table-cell table:style-name="ce75" office:value-type="string" calcext:value-type="string">
            <text:p>The grant(s) which funded and supported the investigation.</text:p>
          </table:table-cell>
          <table:table-cell table:style-name="ce76" office:value-type="string" calcext:value-type="string">
            <text:p>Grant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office:value-type="string" calcext:value-type="string">
            <text:p>ISA/DATS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conclusions</text:p>
          </table:table-cell>
          <table:table-cell table:style-name="ce7" table:number-columns-repeated="2"/>
          <table:table-cell table:style-name="ce75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8" office:value-type="string" calcext:value-type="string">
            <text:p>string or URL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Study</text:p>
          </table:table-cell>
          <table:table-cell table:style-name="ce71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7" table:number-columns-repeated="3"/>
          <table:table-cell table:style-name="ce4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7" table:number-columns-repeated="6"/>
          <table:table-cell table:style-name="ce4" office:value-type="string" calcext:value-type="string">
            <text:p>in CellMissy, in vitro experiments only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4" office:value-type="string" calcext:value-type="string">
            <text:p>Primary identifier for the study or experiment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3" office:value-type="string" calcext:value-type="string">
            <text:p>identifierSource</text:p>
          </table:table-cell>
          <table:table-cell table:style-name="ce23" table:number-columns-repeated="2"/>
          <table:table-cell table:style-name="ce24" office:value-type="string" calcext:value-type="string">
            <text:p>Information about the organisation or namespace responsible for creating and maintaining the identifier.</text:p>
          </table:table-cell>
          <table:table-cell table:style-name="ce23" table:number-columns-repeated="2"/>
          <table:table-cell table:style-name="ce47" table:number-columns-repeated="2"/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tle</text:p>
          </table:table-cell>
          <table:table-cell table:style-name="ce23" table:number-columns-repeated="2"/>
          <table:table-cell table:style-name="ce24" office:value-type="string" calcext:value-type="string">
            <text:p>A short sentence naming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73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23"/>
          <table:table-cell table:style-name="ce24" office:value-type="string" calcext:value-type="string">
            <text:p>A textual narrative comprised of one or more statements about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4" office:value-type="string" calcext:value-type="string">
            <text:p>CellMissy(experiment.purpose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4" office:value-type="string" calcext:value-type="string">
            <text:p>The type of study.</text:p>
            <text:p/>
          </table:table-cell>
          <table:table-cell table:style-name="ce23" office:value-type="string" calcext:value-type="string">
            <text:p>string or CV</text:p>
            <text:p/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79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80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4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38" office:value-type="string" calcext:value-type="string">
            <text:p>Person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4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experimentalSetup</text:p>
          </table:table-cell>
          <table:table-cell table:style-name="ce23" table:number-columns-repeated="2"/>
          <table:table-cell table:style-name="ce24" office:value-type="string" calcext:value-type="string">
            <text:p>Set of properties that in combination describe the experiment or experiments in the study.</text:p>
          </table:table-cell>
          <table:table-cell table:style-name="ce38" office:value-type="string" calcext:value-type="string">
            <text:p>ExperimentalSetup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4" office:value-type="string" calcext:value-type="string">
            <text:p>CellMissy(PlateCondition)</text:p>
          </table:table-cell>
          <table:table-cell table:style-name="ce23"/>
          <table:table-cell table:style-name="ce24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magingCondition</text:p>
          </table:table-cell>
          <table:table-cell table:style-name="ce23" table:number-columns-repeated="2"/>
          <table:table-cell table:style-name="ce24" office:value-type="string" calcext:value-type="string">
            <text:p>The settings used for imaging.</text:p>
          </table:table-cell>
          <table:table-cell table:style-name="ce38" office:value-type="string" calcext:value-type="string">
            <text:p>ImagingCondition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</text:p>
          </table:table-cell>
          <table:table-cell table:style-name="ce7" table:number-columns-repeated="2"/>
          <table:table-cell table:style-name="ce4" office:value-type="string" calcext:value-type="string">
            <text:p>The data generated in this study.</text:p>
          </table:table-cell>
          <table:table-cell table:style-name="ce6" office:value-type="string" calcext:value-type="string">
            <text:p>Data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s</text:p>
          </table:table-cell>
          <table:table-cell table:style-name="ce7" table:number-columns-repeated="2"/>
          <table:table-cell table:style-name="ce4" office:value-type="string" calcext:value-type="string">
            <text:p>Dates relevant to the study. </text:p>
            <text:p/>
          </table:table-cell>
          <table:table-cell table:style-name="ce6" office:value-type="string" calcext:value-type="string">
            <text:p>Date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SHOULD</text:p>
          </table:table-cell>
          <table:table-cell table:style-name="ce4" office:value-type="string" calcext:value-type="string">
            <text:p>CellMissy(experiment.experimentDate)</text:p>
          </table:table-cell>
          <table:table-cell table:style-name="ce46" office:value-type="string" calcext:value-type="string">
            <text:p>start date, publication dat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5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acknowledges</text:p>
          </table:table-cell>
          <table:table-cell table:style-name="ce7" table:number-columns-repeated="2"/>
          <table:table-cell table:style-name="ce75" office:value-type="string" calcext:value-type="string">
            <text:p>The grant(s) which funded and supported the investigation.</text:p>
          </table:table-cell>
          <table:table-cell table:style-name="ce76" office:value-type="string" calcext:value-type="string">
            <text:p>Grant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office:value-type="string" calcext:value-type="string">
            <text:p>ISA experience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conclusions</text:p>
          </table:table-cell>
          <table:table-cell table:style-name="ce7" table:number-columns-repeated="2"/>
          <table:table-cell table:style-name="ce75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7" office:value-type="string" calcext:value-type="string">
            <text:p>string or URL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 table:number-columns-repeated="2"/>
          <table:table-cell table:style-name="ce7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Date</text:p>
          </table:table-cell>
          <table:table-cell table:style-name="ce7" table:number-columns-repeated="4"/>
          <table:table-cell table:style-name="ce4" office:value-type="string" calcext:value-type="string">
            <text:p>A date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ate</text:p>
          </table:table-cell>
          <table:table-cell table:style-name="ce23" table:number-columns-repeated="2"/>
          <table:table-cell table:style-name="ce24" office:value-type="string" calcext:value-type="string">
            <text:p>A string representing a date.</text:p>
          </table:table-cell>
          <table:table-cell table:style-name="ce24" office:value-type="string" calcext:value-type="string">
            <text:p>string compliant with ISO8601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4" office:value-type="string" calcext:value-type="string">
            <text:p>The type of date.</text:p>
          </table:table-cell>
          <table:table-cell table:style-name="ce24"/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/>
          <table:table-cell table:style-name="ce80" office:value-type="string" calcext:value-type="string">
            <text:p>publication date, release date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Person</text:p>
          </table:table-cell>
          <table:table-cell table:style-name="ce7" table:number-columns-repeated="4"/>
          <table:table-cell table:style-name="ce4" office:value-type="string" calcext:value-type="string">
            <text:p>A human being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4" office:value-type="string" calcext:value-type="string">
            <text:p>A persistent identifier of the person, it should be an ORCID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Source</text:p>
          </table:table-cell>
          <table:table-cell table:style-name="ce23" table:number-columns-repeated="2"/>
          <table:table-cell table:style-name="ce24" office:value-type="string" calcext:value-type="string">
            <text:p>Information about the organisation or namespace responsible for creating and maintaining the identifier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mail</text:p>
          </table:table-cell>
          <table:table-cell table:style-name="ce7" table:number-columns-repeated="2"/>
          <table:table-cell table:style-name="ce4" office:value-type="string" calcext:value-type="string">
            <text:p>The email address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1..n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irstName</text:p>
          </table:table-cell>
          <table:table-cell table:style-name="ce7" table:number-columns-repeated="2"/>
          <table:table-cell table:style-name="ce4" office:value-type="string" calcext:value-type="string">
            <text:p>The given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lastName</text:p>
          </table:table-cell>
          <table:table-cell table:style-name="ce7" table:number-columns-repeated="2"/>
          <table:table-cell table:style-name="ce4" office:value-type="string" calcext:value-type="string">
            <text:p>The family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ffiliations</text:p>
          </table:table-cell>
          <table:table-cell table:style-name="ce7" table:number-columns-repeated="2"/>
          <table:table-cell table:style-name="ce4" office:value-type="string" calcext:value-type="string">
            <text:p>The organizations to which the person is associated with.</text:p>
          </table:table-cell>
          <table:table-cell table:style-name="ce6" office:value-type="string" calcext:value-type="string">
            <text:p>Organization</text:p>
            <text:p/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oles</text:p>
          </table:table-cell>
          <table:table-cell table:style-name="ce7" table:number-columns-repeated="2"/>
          <table:table-cell table:style-name="ce4" office:value-type="string" calcext:value-type="string">
            <text:p>The roles assumed by the person. Ideally from a controlled vocabulary or ontology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Publication</text:p>
          </table:table-cell>
          <table:table-cell table:style-name="ce7" table:number-columns-repeated="4"/>
          <table:table-cell table:style-name="ce4" office:value-type="string" calcext:value-type="string">
            <text:p>An article, report, or generally a document describing the study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4" office:value-type="string" calcext:value-type="string">
            <text:p>A persistent identifier for the publication, it should be a DOI or pubmed identifier</text:p>
          </table:table-cell>
          <table:table-cell table:style-name="ce23" office:value-type="string" calcext:value-type="string">
            <text:p>string or URL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public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Venue</text:p>
          </table:table-cell>
          <table:table-cell table:style-name="ce7" table:number-columns-repeated="2"/>
          <table:table-cell table:style-name="ce4" office:value-type="string" calcext:value-type="string">
            <text:p>The venue where the publication appears (journal, publishing platform etc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hors</text:p>
          </table:table-cell>
          <table:table-cell table:style-name="ce7" table:number-columns-repeated="2"/>
          <table:table-cell table:style-name="ce4" office:value-type="string" calcext:value-type="string">
            <text:p>The list of authors that appear on the publication.</text:p>
          </table:table-cell>
          <table:table-cell table:style-name="ce6" office:value-type="string" calcext:value-type="string">
            <text:p>Person</text:p>
          </table:table-cell>
          <table:table-cell table:style-name="ce7"/>
          <table:table-cell table:style-name="ce48" office:value-type="string" calcext:value-type="string">
            <text:p>0..n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4" office:value-type="string" calcext:value-type="string">
            <text:p>The publication date.</text:p>
          </table:table-cell>
          <table:table-cell table:style-name="ce6" office:value-type="string" calcext:value-type="string">
            <text:p>Date[type='publication']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69" office:value-type="string" calcext:value-type="string">
            <text:p>Grant</text:p>
          </table:table-cell>
          <table:table-cell table:style-name="ce7" table:number-columns-repeated="4"/>
          <table:table-cell table:style-name="ce75" office:value-type="string" calcext:value-type="string">
            <text:p>An allocated sum of funds given by a government or other organization for a particular purpose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identifier</text:p>
          </table:table-cell>
          <table:table-cell table:style-name="ce7" table:number-columns-repeated="2"/>
          <table:table-cell table:style-name="ce75" office:value-type="string" calcext:value-type="string">
            <text:p>Primary identifier for the grant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name</text:p>
          </table:table-cell>
          <table:table-cell table:style-name="ce23" table:number-columns-repeated="2"/>
          <table:table-cell table:style-name="ce74" office:value-type="string" calcext:value-type="string">
            <text:p>The name of the grant and its funding program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funders</text:p>
          </table:table-cell>
          <table:table-cell table:style-name="ce23" table:number-columns-repeated="2"/>
          <table:table-cell table:style-name="ce74" office:value-type="string" calcext:value-type="string">
            <text:p>The person(s) or organization(s) which has awarded the funds supporting the project.</text:p>
          </table:table-cell>
          <table:table-cell table:style-name="ce77" office:value-type="string" calcext:value-type="string">
            <text:p>(Person or Organization) and role funder</text:p>
          </table:table-cell>
          <table:table-cell table:style-name="ce23"/>
          <table:table-cell table:style-name="ce47" office:value-type="string" calcext:value-type="string">
            <text:p>1..n</text:p>
          </table:table-cell>
          <table:table-cell table:style-name="ce47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68" table:number-columns-repeated="13"/>
          <table:table-cell table:number-columns-repeated="1011"/>
        </table:table-row>
        <table:table-row table:style-name="ro1">
          <table:table-cell table:style-name="ce38" office:value-type="string" calcext:value-type="string">
            <text:p>Organization</text:p>
          </table:table-cell>
          <table:table-cell table:style-name="ce7" table:number-columns-repeated="4"/>
          <table:table-cell table:style-name="ce75" office:value-type="string" calcext:value-type="string">
            <text:p>Legal or physical entity corresponding to a business or administration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52" office:value-type="string" calcext:value-type="string">
            <text:p>identifier</text:p>
          </table:table-cell>
          <table:table-cell table:style-name="ce7" table:number-columns-repeated="2"/>
          <table:table-cell table:style-name="ce75" office:value-type="string" calcext:value-type="string">
            <text:p>Primary identifier for the organisation.</text:p>
          </table:table-cell>
          <table:table-cell table:style-name="ce7"/>
          <table:table-cell table:style-name="ce78" office:value-type="string" calcext:value-type="string">
            <text:p>For funders, fundref</text:p>
          </table:table-cell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8" office:value-type="string" calcext:value-type="string">
            <text:p>0..1</text:p>
          </table:table-cell>
          <table:table-cell table:style-name="ce48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2" office:value-type="string" calcext:value-type="string">
            <text:p>name</text:p>
          </table:table-cell>
          <table:table-cell table:style-name="ce23" table:number-columns-repeated="2"/>
          <table:table-cell table:style-name="ce74" office:value-type="string" calcext:value-type="string">
            <text:p>The name of the organiz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MUST</text:p>
          </table:table-cell>
          <table:table-cell table:style-name="ce23"/>
          <table:table-cell table:style-name="ce80" office:value-type="string" calcext:value-type="string">
            <text:p>University of Oxfor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3">
        <table:table-column table:style-name="co22" table:default-cell-style-name="Default"/>
        <table:table-column table:style-name="co14" table:number-columns-repeated="1023" table:default-cell-style-name="Default"/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CellMissy XSD</text:p>
          </table:table-cell>
          <table:table-cell table:style-name="ce10"/>
          <table:table-cell table:style-name="ce82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ellMissy sql schema</text:p>
          </table:table-cell>
          <table:table-cell table:style-name="ce10"/>
          <table:table-cell table:style-name="ce82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MSO First Workshop</text:p>
            <text:p/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Ranking spreadsheet</text:p>
          </table:table-cell>
          <table:table-cell table:style-name="ce10"/>
          <table:table-cell table:style-name="ce83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rvey</text:p>
          </table:table-cell>
          <table:table-cell table:style-name="ce10"/>
          <table:table-cell table:style-name="ce83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ACME_20_v1.0_20_cell_20_migration_20_specific" style:display-name="PageStyle_MIACME v1.0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1.0_20_generic_20_information" style:display-name="PageStyle_MIACME v1.0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34" meta:object-count="0"/>
    <meta:generator>LibreOfficeDev/6.0.5.2$Linux_X86_64 LibreOffice_project/</meta:generator>
  </office:meta>
</office:document-meta>
</file>